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0DE90B8097F30003437.gif" manifest:media-type="image/gif"/>
  <manifest:file-entry manifest:full-path="Pictures/100000000000034C00000339CCEC23956D89DC57.gif" manifest:media-type="image/gif"/>
  <manifest:file-entry manifest:full-path="Pictures/1000000000000143000000F393BA91F0BE95A0E5.gif" manifest:media-type="image/gif"/>
  <manifest:file-entry manifest:full-path="Pictures/100000000000036D000002743948F0A2F1246F17.gif" manifest:media-type="image/gif"/>
  <manifest:file-entry manifest:full-path="Pictures/10000200000002510000023F82209D943BB00B5C.gif" manifest:media-type="image/gif"/>
  <manifest:file-entry manifest:full-path="Pictures/100000000000037300000203C73A5E73855501AA.gif" manifest:media-type="image/gif"/>
  <manifest:file-entry manifest:full-path="Pictures/1000000000000283000000EFF10869585B3C8361.gif" manifest:media-type="image/gif"/>
  <manifest:file-entry manifest:full-path="Pictures/1000000000000142000000F1D9525A39CBA5445E.gif" manifest:media-type="image/gif"/>
  <manifest:file-entry manifest:full-path="Pictures/1000000000000145000000F64515440C4D6B64AD.gif" manifest:media-type="image/gif"/>
  <manifest:file-entry manifest:full-path="Pictures/1000000000000286000000C099948A37B0B82DDD.gif" manifest:media-type="image/gif"/>
  <manifest:file-entry manifest:full-path="Pictures/1000000000000287000000C61B6CDF3427344349.gif" manifest:media-type="image/gif"/>
  <manifest:file-entry manifest:full-path="Pictures/100000000000034B000001C5A082AB3EAE2E0C02.gif" manifest:media-type="image/gif"/>
  <manifest:file-entry manifest:full-path="Pictures/100000000000034A000001CB38312D22DB500358.gif" manifest:media-type="image/gif"/>
  <manifest:file-entry manifest:full-path="Pictures/1000000000000288000000E375CA94BE673147F2.gif" manifest:media-type="image/gif"/>
  <manifest:file-entry manifest:full-path="Pictures/100000000000034A0000019FFD6F477CBBC197E1.gif" manifest:media-type="image/gif"/>
  <manifest:file-entry manifest:full-path="Pictures/100000000000034A00000199B3CBF897A721FAB4.gif" manifest:media-type="image/gif"/>
  <manifest:file-entry manifest:full-path="Pictures/100000000000034B00000305F489F30021C8962A.gif" manifest:media-type="image/gif"/>
  <manifest:file-entry manifest:full-path="Pictures/100000000000034A000001C812C1EF0176F12CF8.gif" manifest:media-type="image/gif"/>
  <manifest:file-entry manifest:full-path="Pictures/100000000000034B000001CE838C02A19E1F8857.gif" manifest:media-type="image/gif"/>
  <manifest:file-entry manifest:full-path="Pictures/100000000000034A0000019BDEEBE420EA6AC2C1.gif" manifest:media-type="image/gif"/>
  <manifest:file-entry manifest:full-path="Pictures/100000000000034C0000019FE94714EA0508A29B.gif" manifest:media-type="image/gif"/>
  <manifest:file-entry manifest:full-path="Pictures/1000000000000349000002CF27078E0FAF5433AB.gif" manifest:media-type="image/gif"/>
  <manifest:file-entry manifest:full-path="Pictures/100000000000034E000001EEFBBD5101D930E091.gif" manifest:media-type="image/gif"/>
  <manifest:file-entry manifest:full-path="Pictures/100000000000034B000001EEA7C24B4EA1130A99.gif" manifest:media-type="image/gif"/>
  <manifest:file-entry manifest:full-path="Pictures/1000000000000303000001D764BBDAE1D2915122.gif" manifest:media-type="image/gif"/>
  <manifest:file-entry manifest:full-path="Pictures/100000000000031C000002F7E8482AB8692B9E32.gif" manifest:media-type="image/gif"/>
  <manifest:file-entry manifest:full-path="Pictures/100000000000034B000001AAEF5FB7822428A982.gif" manifest:media-type="image/gif"/>
  <manifest:file-entry manifest:full-path="Pictures/100000000000034B000001E612895674B369C291.gif" manifest:media-type="image/gif"/>
  <manifest:file-entry manifest:full-path="Pictures/100000000000037F000001A032A8411EF4480D7D.gif" manifest:media-type="image/gif"/>
  <manifest:file-entry manifest:full-path="Pictures/10000000000003830000032E71E5E9CAB3A99A62.gif" manifest:media-type="image/gif"/>
  <manifest:file-entry manifest:full-path="Pictures/100000000000037E0000018A8D5208B732F4A7CC.gif" manifest:media-type="image/gif"/>
  <manifest:file-entry manifest:full-path="Pictures/1000000000000380000001D4F17DBA8D6DF24061.gif" manifest:media-type="image/gif"/>
  <manifest:file-entry manifest:full-path="Pictures/100000000000036F000001F077D8859D8437244B.gif" manifest:media-type="image/gif"/>
  <manifest:file-entry manifest:full-path="Pictures/10000000000003590000030045BB8FA9602BC723.gif" manifest:media-type="image/gif"/>
  <manifest:file-entry manifest:full-path="Pictures/100000000000037000000292838823E095828F14.gif" manifest:media-type="image/gif"/>
  <manifest:file-entry manifest:full-path="Pictures/1000000000000374000002FC5327522246B3B5A0.gif" manifest:media-type="image/gif"/>
  <manifest:file-entry manifest:full-path="Pictures/100000000000036F000002A1BC3674DE5B60DA64.gif" manifest:media-type="image/gif"/>
  <manifest:file-entry manifest:full-path="Pictures/100000000000036F0000027F1C0A5A4D9F6B7B3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text-properties officeooo:paragraph-rsid="00212fc0"/>
    </style:style>
    <style:style style:name="P7" style:family="paragraph" style:parent-style-name="Standard">
      <style:text-properties officeooo:rsid="00233bc7" officeooo:paragraph-rsid="00233bc7"/>
    </style:style>
    <style:style style:name="P8" style:family="paragraph" style:parent-style-name="Standard">
      <style:text-properties officeooo:rsid="0023f81a" officeooo:paragraph-rsid="0023f81a"/>
    </style:style>
    <style:style style:name="P9" style:family="paragraph" style:parent-style-name="Standard">
      <style:paragraph-properties fo:break-before="page"/>
    </style:style>
    <style:style style:name="P10" style:family="paragraph" style:parent-style-name="Code_20_block">
      <style:text-properties fo:color="#008000"/>
    </style:style>
    <style:style style:name="P11" style:family="paragraph" style:parent-style-name="Code_20_block">
      <style:text-properties officeooo:paragraph-rsid="0012371d"/>
    </style:style>
    <style:style style:name="P12" style:family="paragraph" style:parent-style-name="Code_20_block">
      <style:text-properties officeooo:rsid="0016c08e"/>
    </style:style>
    <style:style style:name="P13" style:family="paragraph" style:parent-style-name="Code_20_block">
      <style:text-properties officeooo:paragraph-rsid="0017b803"/>
    </style:style>
    <style:style style:name="P14" style:family="paragraph" style:parent-style-name="Code_20_block">
      <style:text-properties officeooo:paragraph-rsid="00204ab6"/>
    </style:style>
    <style:style style:name="P15" style:family="paragraph" style:parent-style-name="Code_20_block">
      <style:text-properties officeooo:paragraph-rsid="0023f81a"/>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officeooo:paragraph-rsid="001d2afc"/>
    </style:style>
    <style:style style:name="P18" style:family="paragraph" style:parent-style-name="Heading_20_3">
      <style:text-properties officeooo:rsid="0016c08e"/>
    </style:style>
    <style:style style:name="P19" style:family="paragraph" style:parent-style-name="Heading_20_3">
      <style:paragraph-properties fo:break-before="page"/>
    </style:style>
    <style:style style:name="P20" style:family="paragraph" style:parent-style-name="Standard" style:list-style-name="List_20_1"/>
    <style:style style:name="P21" style:family="paragraph" style:parent-style-name="Standard" style:list-style-name="List_20_2"/>
    <style:style style:name="P22" style:family="paragraph" style:parent-style-name="Standard" style:list-style-name="List_20_2">
      <style:text-properties officeooo:paragraph-rsid="001e2be1"/>
    </style:style>
    <style:style style:name="P23" style:family="paragraph" style:parent-style-name="Standard" style:list-style-name="List_20_2">
      <style:paragraph-properties fo:text-align="justify" style:justify-single-word="false"/>
    </style:style>
    <style:style style:name="P24" style:family="paragraph" style:parent-style-name="Standard" style:list-style-name="L1"/>
    <style:style style:name="P25" style:family="paragraph" style:parent-style-name="Heading_20_2">
      <style:paragraph-properties fo:break-before="page"/>
    </style:style>
    <style:style style:name="P26"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00"/>
    </style:style>
    <style:style style:name="T10" style:family="text">
      <style:text-properties fo:color="#000000" fo:font-weight="bold" style:font-weight-asian="bold" style:font-weight-complex="bold"/>
    </style:style>
    <style:style style:name="T11" style:family="text">
      <style:text-properties officeooo:rsid="000edff6"/>
    </style:style>
    <style:style style:name="T12" style:family="text">
      <style:text-properties officeooo:rsid="000f8941"/>
    </style:style>
    <style:style style:name="T13" style:family="text">
      <style:text-properties officeooo:rsid="00134a25"/>
    </style:style>
    <style:style style:name="T14" style:family="text">
      <style:text-properties officeooo:rsid="0016c08e"/>
    </style:style>
    <style:style style:name="T15" style:family="text">
      <style:text-properties officeooo:rsid="0017b803"/>
    </style:style>
    <style:style style:name="T16" style:family="text">
      <style:text-properties officeooo:rsid="00197abb"/>
    </style:style>
    <style:style style:name="T17" style:family="text">
      <style:text-properties officeooo:rsid="001a00e1"/>
    </style:style>
    <style:style style:name="T18" style:family="text">
      <style:text-properties officeooo:rsid="001af1fb"/>
    </style:style>
    <style:style style:name="T19" style:family="text">
      <style:text-properties officeooo:rsid="001b6049"/>
    </style:style>
    <style:style style:name="T20" style:family="text">
      <style:text-properties officeooo:rsid="001c29ef"/>
    </style:style>
    <style:style style:name="T21" style:family="text">
      <style:text-properties officeooo:rsid="001d2afc"/>
    </style:style>
    <style:style style:name="T22" style:family="text">
      <style:text-properties officeooo:rsid="001e2be1"/>
    </style:style>
    <style:style style:name="T23" style:family="text">
      <style:text-properties officeooo:rsid="001ec999"/>
    </style:style>
    <style:style style:name="T24" style:family="text">
      <style:text-properties officeooo:rsid="00204ab6"/>
    </style:style>
    <style:style style:name="T25" style:family="text">
      <style:text-properties officeooo:rsid="00212fc0"/>
    </style:style>
    <style:style style:name="T26" style:family="text">
      <style:text-properties officeooo:rsid="0026ca77"/>
    </style:style>
    <style:style style:name="T27" style:family="text">
      <style:text-properties officeooo:rsid="0026dd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900948"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85328821175136" text:continue-numbering="true" text:style-name="Outline">
        <text:list-item>
          <text:list>
            <text:list-item>
              <text:list>
                <text:list-item>
                  <text:h text:style-name="Heading_20_3" text:outline-level="3">Features</text:h>
                </text:list-item>
              </text:list>
            </text:list-item>
          </text:list>
        </text:list-item>
      </text:list>
      <text:list xml:id="list520182465" text:style-name="List_20_1">
        <text:list-item>
          <text:p text:style-name="P20">Supports the same configuration properties as a standalone JPPF client, including server discovery, connection to multiple drivers, connection pool per driver</text:p>
        </text:list-item>
        <text:list-item>
          <text:p text:style-name="P20">Supports disconnection from, and reconnection to, any JPPF driver</text:p>
        </text:list-item>
        <text:list-item>
          <text:p text:style-name="P20">Compliant with the <text:a xlink:type="simple" xlink:href="http://java.sun.com/j2ee/connector" text:style-name="Internet_20_link" text:visited-style-name="Visited_20_Internet_20_Link">JCA 1.5 specifications</text:a></text:p>
        </text:list-item>
        <text:list-item>
          <text:p text:style-name="P20">API similar to that of the standard JPPF client (<text:span text:style-name="Code_20_char">submit(job)</text:span>)</text:p>
        </text:list-item>
        <text:list-item>
          <text:p text:style-name="P20">No transaction support</text:p>
        </text:list-item>
      </text:list>
      <text:list xml:id="list85329324930477" text:continue-list="list85328821175136"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29"><draw:image xlink:href="Pictures/10000200000002510000023F82209D943BB00B5C.gif" xlink:type="simple" xlink:show="embed" xlink:actuate="onLoad" loext:mime-type="image/gif"/></draw:frame></text:p>
      <text:p text:style-name="Standard"/>
      <text:list xml:id="list85328947883164" text:continue-numbering="true" text:style-name="Outline">
        <text:list-item>
          <text:list>
            <text:list-item>
              <text:h text:style-name="P25" text:outline-level="2">Supported Platforms</text:h>
            </text:list-item>
          </text:list>
        </text:list-item>
      </text:list>
      <text:p text:style-name="P1"><text:span text:style-name="T7">Note</text:span>: <text:span text:style-name="T8">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s://www.jppf.org/forums" text:style-name="Internet_20_link" text:visited-style-name="Visited_20_Internet_20_Link"><text:span text:style-name="T8">JPPF Forums</text:span></text:a>.</text:p>
      <text:p text:style-name="Standard"/>
      <table:table table:name="Table1" table:style-name="Table1">
        <table:table-column table:style-name="Table1.A"/>
        <table:table-column table:style-name="Table1.B"/>
        <table:table-row>
          <table:table-cell table:style-name="Table1.A1" office:value-type="string">
            <text:p text:style-name="P16">Technology</text:p>
          </table:table-cell>
          <table:table-cell table:style-name="Table1.B1" office:value-type="string">
            <text:p text:style-name="P16">Tested Platforms</text:p>
          </table:table-cell>
        </table:table-row>
        <table:table-row>
          <table:table-cell table:style-name="Table1.A2" office:value-type="string">
            <text:p text:style-name="P16">Operating System</text:p>
          </table:table-cell>
          <table:table-cell table:style-name="Table1.B2" office:value-type="string">
            <text:p text:style-name="Table_20_Contents">All Windows systems supporting JDK 1.<text:span text:style-name="T17">7</text:span> or later<text:line-break/>All Linux and Unix systems supporting JDK 1.<text:span text:style-name="T17">7</text:span> or later</text:p>
          </table:table-cell>
        </table:table-row>
        <table:table-row>
          <table:table-cell table:style-name="Table1.A2" office:value-type="string">
            <text:p text:style-name="P16">JVM</text:p>
          </table:table-cell>
          <table:table-cell table:style-name="Table1.B2" office:value-type="string">
            <text:p text:style-name="Table_20_Contents">Sun JDK 1.<text:span text:style-name="T17">7</text:span> and later<text:line-break/>IBM JVM 1.<text:span text:style-name="T17">7</text:span> and later<text:line-break/>BEA JRockit 1.<text:span text:style-name="T17">7</text:span> and later </text:p>
          </table:table-cell>
        </table:table-row>
        <table:table-row>
          <table:table-cell table:style-name="Table1.A2" office:value-type="string">
            <text:p text:style-name="P16">Application Server</text:p>
          </table:table-cell>
          <table:table-cell table:style-name="Table1.B2" office:value-type="string">
            <text:p text:style-name="P17">JBoss 4.<text:span text:style-name="T17">x</text:span>, 5.<text:span text:style-name="T17">x</text:span>, 6.<text:span text:style-name="T17">x</text:span>, 7.<text:span text:style-name="T17">x</text:span></text:p>
            <text:p text:style-name="P17"><text:span text:style-name="T21">Wildfly 8.x</text:span><text:line-break/>Glassfish 2.x, 3.x<text:line-break/>IBM Websphere Application Server <text:span text:style-name="T17">8.5+</text:span><text:line-break/>Oracle Weblogic 9.x, 10.x, 11.x</text:p>
          </table:table-cell>
        </table:table-row>
      </table:table>
      <text:list xml:id="list85330502804762"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s://www.jppf.org/downloads.php" text:style-name="Internet_20_link" text:visited-style-name="Visited_20_Internet_20_Link">JPPF download page</text:a>. The name of the file should be '''JPPF-2.x-j2ee-connector.zip'''</text:p>
      <text:list xml:id="list85330057792858"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85328987332873"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85329751840314" text:continue-list="list520182465" text:style-name="List_20_1">
        <text:list-item>
          <text:p text:style-name="P20">Open a command prompt</text:p>
        </text:list-item>
        <text:list-item>
          <text:p text:style-name="P20">Go to the <text:span text:style-name="T1">JPPF-x.y.</text:span><text:span text:style-name="T6">z</text:span><text:span text:style-name="T1">-j2ee-connector</text:span> folder</text:p>
        </text:list-item>
        <text:list-item>
          <text:p text:style-name="P20">Enter “<text:span text:style-name="T1">ant build</text:span>”</text:p>
        </text:list-item>
        <text:list-item>
          <text:p text:style-name="P20">The resulting .rar and .ear files are generated in the “<text:span text:style-name="T1">build</text:span>” subfolder.</text:p>
        </text:list-item>
      </text:list>
      <text:list xml:id="list85330365818441" text:continue-list="list85328987332873" text:style-name="Outline">
        <text:list-item>
          <text:list>
            <text:list-item>
              <text:list>
                <text:list-item>
                  <text:h text:style-name="P19"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3791475601" text:style-name="List_20_2">
              <text:list-item>
                <text:p text:style-name="P23">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85330382536965" text:continue-numbering="true" text:style-name="List_20_2">
              <text:list-item>
                <text:p text:style-name="P21">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85329173675621" text:continue-list="list85330365818441" text:style-name="Outline">
        <text:list-item>
          <text:list>
            <text:list-item>
              <text:h text:style-name="P25"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s://www.jppf.org/javadoc/6.0/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1009884415" text:style-name="L1">
        <text:list-item>
          <text:p text:style-name="P24">obtain a connection from the resource adapter connection pool</text:p>
        </text:list-item>
        <text:list-item>
          <text:p text:style-name="P24">perform one or more JPPF-related operation(s)</text:p>
        </text:list-item>
        <text:list-item>
          <text:p text:style-name="P24">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9">// JNDI name of the JPPFConnectionFactory.</text:span></text:p>
      <text:p text:style-name="Code_20_block"><text:s text:c="2"/>public static final String <text:span text:style-name="T1">JNDI_NAME = "</text:span><text:span text:style-name="T10">eis/JPPFConnectionFactory</text:span><text:span text:style-name="T1">"</text:span>;</text:p>
      <text:p text:style-name="Code_20_block"/>
      <text:p text:style-name="Code_20_block"><text:s text:c="2"/><text:span text:style-name="T9">//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9">//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9">//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9">//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3">s</text:span> on which application server is used:</text:p>
      <text:list xml:id="list85329432556950" text:continue-list="list85330382536965" text:style-name="List_20_2">
        <text:list-item>
          <text:p text:style-name="P21">on Apache Geronimo: "<text:span text:style-name="T1">jca:/JPPF/jca-client/JCAManagedConnectionFactory/eis/JPPFConnectionFactory</text:span>"</text:p>
        </text:list-item>
        <text:list-item>
          <text:p text:style-name="P22">on JBoss <text:span text:style-name="T22">4-7</text:span>: "<text:span text:style-name="T1">java:eis/JPPFConnectionFactory</text:span>"</text:p>
        </text:list-item>
        <text:list-item>
          <text:p text:style-name="P22">on <text:span text:style-name="T22">Wildfly 8</text:span>: "<text:span text:style-name="T1">java:/eis/JPPFConnectionFactory</text:span>"</text:p>
        </text:list-item>
        <text:list-item>
          <text:p text:style-name="P22">on Websphere: "<text:span text:style-name="T1">java:comp/env/eis/JPPFConnectionFactory</text:span>"</text:p>
        </text:list-item>
        <text:list-item>
          <text:p text:style-name="P21">on all other supported servers: "<text:span text:style-name="T1">eis/JPPFConnectionFactory</text:span>"</text:p>
        </text:list-item>
      </text:list>
      <text:list xml:id="list85329412688154" text:continue-list="list85329173675621" text:style-name="Outline">
        <text:list-item>
          <text:list>
            <text:list-item>
              <text:list>
                <text:list-item>
                  <text:h text:style-name="Heading_20_3" text:outline-level="3">The JPPFConnectionFactory API</text:h>
                </text:list-item>
              </text:list>
            </text:list-item>
          </text:list>
        </text:list-item>
      </text:list>
      <text:p text:style-name="P7">In addition to implementing the <text:a xlink:type="simple" xlink:href="https://docs.oracle.com/javaee/6/api/index.html?javax/resource/cci/ConnectionFactory.html" text:style-name="Internet_20_link" text:visited-style-name="Visited_20_Internet_20_Link">ConnectionFactory</text:a> interface, <text:a xlink:type="simple" xlink:href="https://www.jppf.org/javadoc/6.0/index.html?org/jppf/jca/cci/JPPFConnectionFactory.html" text:style-name="Internet_20_link" text:visited-style-name="Visited_20_Internet_20_Link">JPPFConnectionFactory</text:a> provide<text:span text:style-name="T27">s</text:span> two methods:</text:p>
      <text:p text:style-name="P7"/>
      <text:p text:style-name="Code_20_block">public class JPPFConnectionFactory implements ConnectionFactory {</text:p>
      <text:p text:style-name="Code_20_block"><text:s text:c="2"/><text:span text:style-name="T9">// Determine whether there is a least one working connection to a remote JPPF driver</text:span></text:p>
      <text:p text:style-name="Code_20_block"><text:s text:c="2"/>public boolean isJPPFDriverAvailable()</text:p>
      <text:p text:style-name="Code_20_block"/>
      <text:p text:style-name="Code_20_block"><text:s text:c="2"/><text:span text:style-name="T9">// Enable or disable local (in-JVM) execution of the jobs</text:span></text:p>
      <text:p text:style-name="Code_20_block"><text:s text:c="2"/>public void enableLocalExecution(final boolean enabled)</text:p>
      <text:p text:style-name="Code_20_block">}</text:p>
      <text:p text:style-name="Standard"/>
      <text:p text:style-name="P8">Basically, these methods offer the ability to know whether the J2EE connector is effectively connected to a JPPF driver, and to fallback to local execution when it is not the case.</text:p>
      <text:p text:style-name="P8"/>
      <text:p text:style-name="P8">An example usage of these APIs would be as follows:</text:p>
      <text:p text:style-name="P8"><text:soft-page-break/></text:p>
      <text:p text:style-name="Code_20_block">JPPFConnection connection = null;</text:p>
      <text:p text:style-name="Code_20_block">try {</text:p>
      <text:p text:style-name="Code_20_block"><text:s text:c="2"/>JPPFConnectionFactory factory = ...;</text:p>
      <text:p text:style-name="Code_20_block"><text:s text:c="2"/>boolean available = factory.isJPPFDriverAvailable();</text:p>
      <text:p text:style-name="Code_20_block"><text:s text:c="2"/><text:span text:style-name="T9">// enable local execution, based on the availability of a remote connection</text:span></text:p>
      <text:p text:style-name="Code_20_block"><text:s text:c="2"/>factory.enableLocalExecution(!available);</text:p>
      <text:p text:style-name="Code_20_block"><text:s text:c="2"/>connection = (JPPFConnection) factory.getConnection();</text:p>
      <text:p text:style-name="Code_20_block"><text:s text:c="2"/><text:span text:style-name="T9">// ... submit a job ...</text:span></text:p>
      <text:p text:style-name="Code_20_block">} finally {</text:p>
      <text:p text:style-name="Code_20_block"><text:s text:c="2"/>if (connection != null) connection.<text:span text:style-name="T26">close(</text:span>);</text:p>
      <text:p text:style-name="Code_20_block">}</text:p>
      <text:list xml:id="list85330166296704" text:continue-numbering="true" text:style-name="Outline">
        <text:list-item>
          <text:list>
            <text:list-item>
              <text:list>
                <text:list-item>
                  <text:h text:style-name="P18" text:outline-level="3">Reset of the JPPF client</text:h>
                </text:list-item>
              </text:list>
            </text:list-item>
          </text:list>
        </text:list-item>
      </text:list>
      <text:p text:style-name="P4"><text:span text:style-name="T14">The method </text:span><text:a xlink:type="simple" xlink:href="https://www.jppf.org/javadoc/6.0/org/jppf/jca/cci/JPPFConnection.html#resetClient()" text:style-name="Internet_20_link" text:visited-style-name="Visited_20_Internet_20_Link"><text:span text:style-name="T14">JPPFConnection.resetClient()</text:span></text:a><text:span text:style-name="T14"> will trigger a reset of the underlying JPPF client. This method enables reloading the JPPF configuration without having to restart the application server. Example use:</text:span></text:p>
      <text:p text:style-name="P5"/>
      <text:p text:style-name="P12">JPPFConnection connection = null;</text:p>
      <text:p text:style-name="P12">try {</text:p>
      <text:p text:style-name="P12"><text:s text:c="2"/>connection = JPPFHelper.getConnection();</text:p>
      <text:p text:style-name="P12"><text:s text:c="2"/>connection.resetClient();</text:p>
      <text:p text:style-name="P12">} finally {</text:p>
      <text:p text:style-name="P12"><text:s text:c="2"/>if (connection != null) JPPFHelper.closeConnection(connection);</text:p>
      <text:p text:style-name="P12">}</text:p>
      <text:p text:style-name="P5"/>
      <text:p text:style-name="P4"><text:span text:style-name="T14">As for </text:span><text:a xlink:type="simple" xlink:href="https://www.jppf.org/javadoc/6.0/org/jppf/client/JPPFClient.html#reset()" text:style-name="Internet_20_link" text:visited-style-name="Visited_20_Internet_20_Link"><text:span text:style-name="T14">JPPFClient.reset()</text:span></text:a><text:span text:style-name="T14">, calling this method will not lose any already submitted jobs. Instead, the JCA connectior will resubmit them as soon as it is reset and server connections become available.</text:span></text:p>
      <text:list xml:id="list85330646762727"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s://www.jppf.org/javadoc/6.0/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9">// Submit a job to the JPPF client</text:span></text:p>
      <text:p text:style-name="Code_20_block"><text:s text:c="2"/><text:span text:style-name="T9">// This method exits immediately after adding the job to the queue</text:span></text:p>
      <text:p text:style-name="Code_20_block"><text:s text:c="2"/>String submit(JPPFJob job) throws Exception;</text:p>
      <text:p text:style-name="Code_20_block"/>
      <text:p text:style-name="Code_20_block"><text:s text:c="2"/><text:span text:style-name="T9">// Submit a job to the JPPF client and register the specified status listener</text:span></text:p>
      <text:p text:style-name="Code_20_block"><text:s text:c="2"/><text:span text:style-name="T9">// This method exits immediately after adding the job to the queue</text:span></text:p>
      <text:p text:style-name="Code_20_block"><text:s text:c="2"/>String submit(JPPFJob job, <text:span text:style-name="T18">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9">// get a JPPF Connection</text:span></text:p>
      <text:p text:style-name="Code_20_block"><text:s text:c="4"/>connection = JPPFHelper.getConnection();</text:p>
      <text:p text:style-name="Code_20_block"><text:s text:c="4"/><text:span text:style-name="T9">// create a JPPF job</text:span></text:p>
      <text:p text:style-name="Code_20_block"><text:s text:c="4"/>JPPFJob job = new JPPFJob();</text:p>
      <text:p text:style-name="Code_20_block"><text:s text:c="4"/>job.addTask(new DemoTask());</text:p>
      <text:p text:style-name="Code_20_block"><text:s text:c="4"/><text:span text:style-name="T9">//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9">// close the connection</text:span></text:p>
      <text:p text:style-name="Code_20_block"><text:s text:c="4"/>JPPFHelper.closeConnection(connection);</text:p>
      <text:p text:style-name="Code_20_block"><text:s text:c="2"/>}</text:p>
      <text:p text:style-name="Code_20_block">}</text:p>
      <text:p text:style-name="Standard"/>
      <text:list xml:id="list85330327813759"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text:soft-page-break/></text:p>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9">//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9">//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85329632830827"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s://www.jppf.org/javadoc/6.0/org/jppf/jca/cci/JPPFConnection.html#cancelJob(java.lang.String)" text:style-name="Internet_20_link" text:visited-style-name="Visited_20_Internet_20_Link"><text:span text:style-name="Code_20_char"><text:span text:style-name="T18">JPPFConnection.cancelJob(String jobUuid)</text:span></text:span></text:a>:</text:p>
      <text:p text:style-name="P1"/>
      <text:p text:style-name="Code_20_block">public void cancelJob(String <text:span text:style-name="T18">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85329357738386"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s://www.jppf.org/javadoc/6.0/index.html?org/jppf/jca/cci/JPPFConnection.html" text:style-name="Internet_20_link" text:visited-style-name="Visited_20_Internet_20_Link"><text:span text:style-name="Code_20_char">JPPFConnection</text:span></text:a> API provides the method <text:a xlink:type="simple" xlink:href="https://www.jppf.org/javadoc/6.0/org/jppf/jca/cci/JPPFConnection.html#awaitResults(java.lang.String)" text:style-name="Internet_20_link" text:visited-style-name="Visited_20_Internet_20_Link"><text:span text:style-name="Code_20_char"><text:span text:style-name="T18">awaitResults(String jobUuid)</text:span></text:span></text:a>, which waits until the job has completed and returns the execution results. Here is an example use:</text:p>
      <text:p text:style-name="Standard"/>
      <text:p text:style-name="P10">// Submit a job and return the execution results</text:p>
      <text:p text:style-name="Code_20_block">public List&lt;JTask<text:span text:style-name="T11">&lt;?&gt;</text:span>&gt; submitBlockingJob() throws Exception {</text:p>
      <text:p text:style-name="Code_20_block"><text:s text:c="2"/>List&lt;Task<text:span text:style-name="T11">&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reate a new job</text:span></text:p>
      <text:p text:style-name="Code_20_block"><text:s text:c="4"/>JPPFJob job = new JPPFJob();</text:p>
      <text:p text:style-name="Code_20_block"><text:s text:c="4"/>job.setName("test job");</text:p>
      <text:p text:style-name="Code_20_block"><text:s text:c="4"/><text:span text:style-name="T9">// add the tasks to the job</text:span></text:p>
      <text:p text:style-name="Code_20_block"><text:s text:c="4"/>for (int i=0; i&lt;5; i++) job.add(new MyTask(i));</text:p>
      <text:p text:style-name="Code_20_block"><text:s text:c="4"/><text:span text:style-name="T9">// submit the job and get the submission id</text:span></text:p>
      <text:p text:style-name="Code_20_block"><text:s text:c="4"/>connection.submit(job);</text:p>
      <text:p text:style-name="Code_20_block"><text:s text:c="4"/><text:span text:style-name="T9">//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9">//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85330528753810"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text:soft-page-break/></text:p>
      <text:p text:style-name="Code_20_block">public interface JPPFConnection extends Connection, JPPFAccessor {</text:p>
      <text:p text:style-name="Code_20_block"><text:s text:c="2"/><text:span text:style-name="T9">// Add a status listener to the submission with the specified id</text:span></text:p>
      <text:p text:style-name="Code_20_block"><text:s text:c="2"/>void add<text:span text:style-name="T18">Job</text:span>StatusListener(String <text:span text:style-name="T18">jobUuid</text:span>, <text:span text:style-name="T18">Job</text:span>StatusListener listener);</text:p>
      <text:p text:style-name="Code_20_block"/>
      <text:p text:style-name="Code_20_block"><text:s text:c="2"/><text:span text:style-name="T9">// Submit a job to the JPPF client and register a status listener</text:span></text:p>
      <text:p text:style-name="Code_20_block"><text:s text:c="2"/>String submit(JPPFJob job, <text:span text:style-name="T18">Job</text:span>StatusListener listener) throws Exception;</text:p>
      <text:p text:style-name="Code_20_block">}</text:p>
      <text:p text:style-name="Standard"/>
      <text:p text:style-name="P1">Note that <text:span text:style-name="Code_20_char">submit(JPPFJob, </text:span><text:span text:style-name="Code_20_char"><text:span text:style-name="T18">Job</text:span></text:span><text:span text:style-name="Code_20_char">StatusListener)</text:span> submits the job <text:span text:style-name="T8">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s://www.jppf.org/javadoc/6.0/index.html?org/jppf/client/event/JobStatusListener.html" text:style-name="Internet_20_link" text:visited-style-name="Visited_20_Internet_20_Link"><text:span text:style-name="Code_20_char"><text:span text:style-name="T18">JobStatusListener</text:span></text:span></text:a> is defined as follows:</text:p>
      <text:p text:style-name="Standard"/>
      <text:p text:style-name="Code_20_block">public interface <text:span text:style-name="T18">Job</text:span>StatusListener extends EventListener {</text:p>
      <text:p text:style-name="Code_20_block"><text:s text:c="2"/><text:span text:style-name="T9">// Called when the status of a job has changed</text:span></text:p>
      <text:p text:style-name="Code_20_block"><text:s text:c="2"/>void <text:span text:style-name="T18">job</text:span>StatusChanged(<text:span text:style-name="T18">Job</text:span>StatusEvent event);</text:p>
      <text:p text:style-name="Code_20_block">}</text:p>
      <text:p text:style-name="Standard"/>
      <text:p text:style-name="Standard">Each listener receives events of type <text:a xlink:type="simple" xlink:href="https://www.jppf.org/javadoc/6.0/index.html?org/jppf/client/event/JobStatusEvent.html" text:style-name="Internet_20_link" text:visited-style-name="Visited_20_Internet_20_Link"><text:span text:style-name="Code_20_char"><text:span text:style-name="T18">JobStatusEvent</text:span></text:span></text:a>, defined as follows:</text:p>
      <text:p text:style-name="Standard"/>
      <text:p text:style-name="Code_20_block">public class <text:span text:style-name="T18">Job</text:span>StatusEvent extends EventObject {</text:p>
      <text:p text:style-name="Code_20_block"><text:s text:c="2"/><text:span text:style-name="T9">// get the status of the job</text:span></text:p>
      <text:p text:style-name="Code_20_block"><text:s text:c="2"/>public <text:span text:style-name="T18">Job</text:span>Status getStatus()</text:p>
      <text:p text:style-name="Code_20_block"/>
      <text:p text:style-name="Code_20_block"><text:s text:c="2"/><text:span text:style-name="T9">// get the id of the job</text:span></text:p>
      <text:p text:style-name="Code_20_block"><text:s text:c="2"/>public String get<text:span text:style-name="T18">JobUui</text:span>d()</text:p>
      <text:p text:style-name="Code_20_block">}</text:p>
      <text:p text:style-name="Standard"/>
      <text:p text:style-name="Standard">The possible statuses are defined in the enumerated type <text:a xlink:type="simple" xlink:href="https://www.jppf.org/javadoc/6.0/index.html?org/jppf/client/JobStatus.html" text:style-name="Internet_20_link" text:visited-style-name="Visited_20_Internet_20_Link"><text:span text:style-name="Code_20_char"><text:span text:style-name="T18">JobStatus</text:span></text:span></text:a>:</text:p>
      <text:p text:style-name="Standard"/>
      <text:p text:style-name="Code_20_block">public enum <text:span text:style-name="T19">Job</text:span>Status {</text:p>
      <text:p text:style-name="Code_20_block"><text:s text:c="2"/>SUBMITTED, <text:span text:style-name="T9">// the job was just submitted.</text:span></text:p>
      <text:p text:style-name="Code_20_block"><text:s text:c="2"/>PENDING, <text:s text:c="2"/><text:span text:style-name="T9">// the job is currently in the submission queue (on the client side)</text:span></text:p>
      <text:p text:style-name="Code_20_block"><text:s text:c="2"/>EXECUTING, <text:span text:style-name="T9">// the job is being executed</text:span></text:p>
      <text:p text:style-name="Code_20_block"><text:s text:c="2"/>COMPLETE, <text:s/><text:span text:style-name="T9">// the job execution is complete</text:span></text:p>
      <text:p text:style-name="Code_20_block"><text:s text:c="2"/>FAILED <text:s text:c="4"/><text:span text:style-name="T9">// the job execution has failed</text:span></text:p>
      <text:p text:style-name="Code_20_block">}</text:p>
      <text:p text:style-name="Standard"/>
      <text:p text:style-name="Standard"/>
      <text:p text:style-name="P9">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11"><text:s text:c="4"/>job.add(new DemoTask(duration));</text:p>
      <text:p text:style-name="Code_20_block"/>
      <text:p text:style-name="Code_20_block"><text:s text:c="4"/><text:span text:style-name="T9">// a status listener can be added at submission time</text:span></text:p>
      <text:p text:style-name="Code_20_block"><text:s text:c="4"/>String <text:span text:style-name="T20">uuid</text:span> = <text:span text:style-name="T1">connection.submit(job,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20">uu</text:span>id = event.get<text:span text:style-name="T19">JobUuid</text:span>();</text:p>
      <text:p text:style-name="Code_20_block"><text:s text:c="8"/><text:span text:style-name="T19">Job</text:span>Status status = event.getStatus();</text:p>
      <text:p text:style-name="Code_20_block"><text:s text:c="8"/>System.out.println("<text:span text:style-name="T19">job</text:span> [" + <text:span text:style-name="T20">uu</text:span>id + "] changed to '" + status + "'");</text:p>
      <text:p text:style-name="Code_20_block"><text:s text:c="6"/>}</text:p>
      <text:p text:style-name="Code_20_block"><text:s text:c="4"/>});</text:p>
      <text:p text:style-name="P15"/>
      <text:p text:style-name="Code_20_block"><text:s text:c="4"/><text:span text:style-name="T9">//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19">uu</text:span>id = event.get<text:span text:style-name="T19">JobUuid</text:span>();</text:p>
      <text:p text:style-name="Code_20_block"><text:s text:c="8"/><text:span text:style-name="T19">Job</text:span>Status status = event.getStatus();</text:p>
      <text:p text:style-name="Code_20_block"><text:s text:c="8"/>switch(status) {</text:p>
      <text:p text:style-name="Code_20_block"><text:s text:c="10"/>case COMPLETE:<text:span text:style-name="T9">// process successful completion</text:span></text:p>
      <text:p text:style-name="Code_20_block"><text:s text:c="12"/>break;</text:p>
      <text:p text:style-name="Code_20_block"><text:s text:c="10"/>case FAILED:<text:span text:style-name="T9">// process failure</text:span></text:p>
      <text:p text:style-name="Code_20_block"><text:s text:c="12"/>break;</text:p>
      <text:p text:style-name="Code_20_block"><text:s text:c="10"/>default:</text:p>
      <text:p text:style-name="Code_20_block"><text:s text:c="12"/>System.out.println("job [" + <text:span text:style-name="T20">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2">T</text:span>ask<text:span text:style-name="T12">&lt;?&gt;</text:span>&gt; results = connection.<text:span text:style-name="T12">a</text:span>waitResults(<text:span text:style-name="T20">uu</text:span>id);</text:p>
      <text:p text:style-name="Code_20_block"><text:s text:c="4"/><text:span text:style-name="T9">//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85329234643122" text:continue-numbering="true" text:style-name="Outline">
        <text:list-item>
          <text:list>
            <text:list-item>
              <text:h text:style-name="P25"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85329653521134"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s://www.jppf.org/images/JBoss-4.0/jppf-ra-JBoss-ds.xml" text:style-name="Internet_20_link" text:visited-style-name="Visited_20_Internet_20_Link">download this file</text:a>.</text:p>
      <text:list xml:id="list8532974818836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85329175203254" text:continue-numbering="true" text:style-name="Outline">
        <text:list-item>
          <text:list>
            <text:list-item>
              <text:list>
                <text:list-item>
                  <text:h text:style-name="Heading_20_3" text:outline-level="3">Deployment on JBoss 7+ / <text:span text:style-name="T22">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0"><draw:image xlink:href="Pictures/1000000000000283000000EFF10869585B3C8361.gif" xlink:type="simple" xlink:show="embed" xlink:actuate="onLoad" loext:mime-type="image/gif"/></draw:frame></text:p>
      <text:p text:style-name="Standard"/>
      <text:p text:style-name="Standard">- click on "Add Content"</text:p>
      <text:p text:style-name="Standard"/>
      <text:p text:style-name="P9">- browse to the file "jppf_ra_JBoss-7.rar"</text:p>
      <text:p text:style-name="Standard"/>
      <text:p text:style-name="Standard"><draw:frame draw:style-name="fr1" draw:name="graphics40" text:anchor-type="as-char" svg:width="8.546cm" svg:height="6.429cm" draw:z-index="31"><draw:image xlink:href="Pictures/1000000000000143000000F393BA91F0BE95A0E5.gif" xlink:type="simple" xlink:show="embed" xlink:actuate="onLoad" loext:mime-type="image/gif"/></draw:frame></text:p>
      <text:p text:style-name="Standard"/>
      <text:p text:style-name="Standard">- click "next"</text:p>
      <text:p text:style-name="Standard"/>
      <text:p text:style-name="Standard"><draw:frame draw:style-name="fr1" draw:name="graphics41" text:anchor-type="as-char" svg:width="8.52cm" svg:height="6.376cm" draw:z-index="32"><draw:image xlink:href="Pictures/1000000000000142000000F1D9525A39CBA5445E.gif" xlink:type="simple" xlink:show="embed" xlink:actuate="onLoad" loext:mime-type="image/gif"/></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3"><draw:image xlink:href="Pictures/1000000000000286000000C099948A37B0B82DDD.gif" xlink:type="simple" xlink:show="embed" xlink:actuate="onLoad" loext:mime-type="image/gif"/></draw:frame></text:p>
      <text:p text:style-name="Standard"/>
      <text:p text:style-name="Standard">- click on the "Enable" button to start it:</text:p>
      <text:p text:style-name="Standard"><draw:frame draw:style-name="fr1" draw:name="graphics43" text:anchor-type="as-char" svg:width="17.119cm" svg:height="5.239cm" draw:z-index="34"><draw:image xlink:href="Pictures/1000000000000287000000C61B6CDF3427344349.gif" xlink:type="simple" xlink:show="embed" xlink:actuate="onLoad" loext:mime-type="image/gif"/></draw:frame></text:p>
      <text:list xml:id="list85330179797516"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5"><draw:image xlink:href="Pictures/1000000000000145000000F64515440C4D6B64AD.gif" xlink:type="simple" xlink:show="embed" xlink:actuate="onLoad" loext:mime-type="image/gif"/></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6"><draw:image xlink:href="Pictures/1000000000000288000000E375CA94BE673147F2.gif" xlink:type="simple" xlink:show="embed" xlink:actuate="onLoad" loext:mime-type="image/gif"/></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7"><draw:image xlink:href="Pictures/1000000000000280000000DE90B8097F30003437.gif" xlink:type="simple" xlink:show="embed" xlink:actuate="onLoad" loext:mime-type="image/gif"/></draw:frame></text:p>
      <text:list xml:id="list85330500263208" text:continue-numbering="true" text:style-name="Outline">
        <text:list-item>
          <text:list>
            <text:list-item>
              <text:list>
                <text:list-item>
                  <text:h text:style-name="P19"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FD6F477CBBC197E1.gif" xlink:type="simple" xlink:show="embed" xlink:actuate="onLoad" loext:mime-type="image/gif"/></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B3CBF897A721FAB4.gif" xlink:type="simple" xlink:show="embed" xlink:actuate="onLoad" loext:mime-type="image/gif"/></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F489F30021C8962A.gif" xlink:type="simple" xlink:show="embed" xlink:actuate="onLoad" loext:mime-type="image/gif"/></draw:frame></text:p>
      <text:list xml:id="list85329207906679" text:continue-numbering="true" text:style-name="Outline">
        <text:list-item>
          <text:list>
            <text:list-item>
              <text:list>
                <text:list-item>
                  <text:list>
                    <text:list-item>
                      <text:h text:style-name="P26"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38312D22DB500358.gif" xlink:type="simple" xlink:show="embed" xlink:actuate="onLoad" loext:mime-type="image/gif"/></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A082AB3EAE2E0C02.gif" xlink:type="simple" xlink:show="embed" xlink:actuate="onLoad" loext:mime-type="image/gif"/></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CCEC23956D89DC57.gif" xlink:type="simple" xlink:show="embed" xlink:actuate="onLoad" loext:mime-type="image/gif"/></draw:frame></text:p>
      <text:p text:style-name="Standard"/>
      <text:p text:style-name="Standard">- click "Finish"</text:p>
      <text:list xml:id="list85329800111997"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12C1EF0176F12CF8.gif" xlink:type="simple" xlink:show="embed" xlink:actuate="onLoad" loext:mime-type="image/gif"/></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838C02A19E1F8857.gif" xlink:type="simple" xlink:show="embed" xlink:actuate="onLoad" loext:mime-type="image/gif"/></draw:frame></text:p>
      <text:p text:style-name="Standard"/>
      <text:p text:style-name="Standard">- click "OK"</text:p>
      <text:p text:style-name="Standard">- restart the application server</text:p>
      <text:p text:style-name="Standard"/>
      <text:list xml:id="list85329077718995" text:continue-numbering="true" text:style-name="Outline">
        <text:list-item>
          <text:list>
            <text:list-item>
              <text:list>
                <text:list-item>
                  <text:list>
                    <text:list-item>
                      <text:h text:style-name="P26"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DEEBE420EA6AC2C1.gif" xlink:type="simple" xlink:show="embed" xlink:actuate="onLoad" loext:mime-type="image/gif"/></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E94714EA0508A29B.gif" xlink:type="simple" xlink:show="embed" xlink:actuate="onLoad" loext:mime-type="image/gif"/></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27078E0FAF5433AB.gif" xlink:type="simple" xlink:show="embed" xlink:actuate="onLoad" loext:mime-type="image/gif"/></draw:frame></text:p>
      <text:p text:style-name="Standard"/>
      <text:p text:style-name="Standard">- click "Finish"</text:p>
      <text:p text:style-name="Standard">- restart the application server</text:p>
      <text:p text:style-name="Standard"/>
      <text:list xml:id="list85329988463381" text:continue-numbering="true" text:style-name="Outline">
        <text:list-item>
          <text:list>
            <text:list-item>
              <text:list>
                <text:list-item>
                  <text:h text:style-name="P19"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FBBD5101D930E091.gif" xlink:type="simple" xlink:show="embed" xlink:actuate="onLoad" loext:mime-type="image/gif"/></draw:frame></text:p>
      <text:p text:style-name="Standard"/>
      <text:p text:style-name="Standard">- click "Install RAR"</text:p>
      <text:p text:style-name="Standard"/>
      <text:p text:style-name="P9">-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64BBDAE1D2915122.gif" xlink:type="simple" xlink:show="embed" xlink:actuate="onLoad" loext:mime-type="image/gif"/></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A7C24B4EA1130A99.gif" xlink:type="simple" xlink:show="embed" xlink:actuate="onLoad" loext:mime-type="image/gif"/></draw:frame></text:p>
      <text:p text:style-name="Standard"/>
      <text:list xml:id="list85329807541912"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E8482AB8692B9E32.gif" xlink:type="simple" xlink:show="embed" xlink:actuate="onLoad" loext:mime-type="image/gif"/></draw:frame></text:p>
      <text:p text:style-name="Standard"/>
      <text:p text:style-name="Standard">- click "OK"</text:p>
      <text:p text:style-name="Standard">- click "Save directly to the master configuration"</text:p>
      <text:p text:style-name="Standard">- Restart the application server</text:p>
      <text:p text:style-name="Standard"/>
      <text:list xml:id="list85330482721826" text:continue-numbering="true" text:style-name="Outline">
        <text:list-item>
          <text:list>
            <text:list-item>
              <text:list>
                <text:list-item>
                  <text:list>
                    <text:list-item>
                      <text:h text:style-name="P26"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EF5FB7822428A982.gif" xlink:type="simple" xlink:show="embed" xlink:actuate="onLoad" loext:mime-type="image/gif"/></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12895674B369C291.gif" xlink:type="simple" xlink:show="embed" xlink:actuate="onLoad" loext:mime-type="image/gif"/></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32A8411EF4480D7D.gif" xlink:type="simple" xlink:show="embed" xlink:actuate="onLoad" loext:mime-type="image/gif"/></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1E5E9CAB3A99A62.gif" xlink:type="simple" xlink:show="embed" xlink:actuate="onLoad" loext:mime-type="image/gif"/></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8D5208B732F4A7CC.gif" xlink:type="simple" xlink:show="embed" xlink:actuate="onLoad" loext:mime-type="image/gif"/></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F17DBA8D6DF24061.gif" xlink:type="simple" xlink:show="embed" xlink:actuate="onLoad" loext:mime-type="image/gif"/></draw:frame></text:p>
      <text:p text:style-name="Standard"/>
      <text:p text:style-name="Standard">- click on "Start"</text:p>
      <text:p text:style-name="Standard">- restart the application server</text:p>
      <text:p text:style-name="Standard"/>
      <text:list xml:id="list85330388725775" text:continue-numbering="true" text:style-name="Outline">
        <text:list-item>
          <text:list>
            <text:list-item>
              <text:list>
                <text:list-item>
                  <text:h text:style-name="P19"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77D8859D8437244B.gif" xlink:type="simple" xlink:show="embed" xlink:actuate="onLoad" loext:mime-type="image/gif"/></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45BB8FA9602BC723.gif" xlink:type="simple" xlink:show="embed" xlink:actuate="onLoad" loext:mime-type="image/gif"/></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838823E095828F14.gif" xlink:type="simple" xlink:show="embed" xlink:actuate="onLoad" loext:mime-type="image/gif"/></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3948F0A2F1246F17.gif" xlink:type="simple" xlink:show="embed" xlink:actuate="onLoad" loext:mime-type="image/gif"/></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7">Note</text:span>: <text:span text:style-name="T8">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8533088391609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C73A5E73855501AA.gif" xlink:type="simple" xlink:show="embed" xlink:actuate="onLoad" loext:mime-type="image/gif"/></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5327522246B3B5A0.gif" xlink:type="simple" xlink:show="embed" xlink:actuate="onLoad" loext:mime-type="image/gif"/></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C3674DE5B60DA64.gif" xlink:type="simple" xlink:show="embed" xlink:actuate="onLoad" loext:mime-type="image/gif"/></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1C0A5A4D9F6B7B32.gif" xlink:type="simple" xlink:show="embed" xlink:actuate="onLoad" loext:mime-type="image/gif"/></draw:frame></text:p>
      <text:p text:style-name="Standard"/>
      <text:p text:style-name="Standard">- Click "Yes"</text:p>
      <text:p text:style-name="Standard">- the state of the demo application must now show as "Active"</text:p>
      <text:p text:style-name="Standard">- restart the application server</text:p>
      <text:p text:style-name="Standard"/>
      <text:list xml:id="list85329218836739" text:continue-numbering="true" text:style-name="Outline">
        <text:list-item>
          <text:list>
            <text:list-item>
              <text:h text:style-name="P25" text:outline-level="2">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Note_5f_Tip"><text:span text:style-name="T1">Note</text:span>: <text:span text:style-name="T8">If you only need to use JPPF from a web application or module, then you can simply add jppf-j2ee-client.jar to the WEB-INF/lib folder of the war file.</text:span></text:p>
      <text:list xml:id="list85330802110800"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5">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appserver/MyServer-1.0</text:span> <text:span text:style-name="T25">directory</text:span>, edit the relevant configuration files and deployment descriptors.</text:p>
      <text:p text:style-name="Standard"/>
      <text:p text:style-name="P6">3. Open the build.xml build script, in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text:span> folder, with a text editor.</text:p>
      <text:p text:style-name="Standard"/>
      <text:p text:style-name="Standard">4. At the start of the file, you will see the following section:</text:p>
      <text:p text:style-name="Standard"/>
      <text:p text:style-name="P10">&lt;!-- ========================================================================= --&gt;</text:p>
      <text:p text:style-name="P10">&lt;!-- definition of application server-specific properties <text:s text:c="21"/>--&gt;</text:p>
      <text:p text:style-name="P10">&lt;!-- the value is used to generate the names of the corresponding EAR and RAR <text:s/>--&gt;</text:p>
      <text:p text:style-name="P10">&lt;!-- ========================================================================= --&gt;</text:p>
      <text:p text:style-name="Code_20_block">&lt;property name="was" <text:s text:c="10"/>value="Websphere"/&gt;</text:p>
      <text:p text:style-name="P13">&lt;property name="jboss" <text:s text:c="8"/>value="JBoss"/&gt;</text:p>
      <text:p text:style-name="P13">&lt;property name="jboss<text:span text:style-name="T15">7</text:span>" <text:s text:c="7"/>value="JBoss<text:span text:style-name="T15">-7</text:span>"/&gt;</text:p>
      <text:p text:style-name="P14">&lt;property name="<text:span text:style-name="T24">wildfly8</text:span>" <text:s text:c="5"/>value="<text:span text:style-name="T24">Wildfly-8</text:span>"/&gt;</text:p>
      <text:p text:style-name="P14">&lt;property name="sunas" <text:s text:c="8"/>value="Glassfish"/&gt;</text:p>
      <text:p text:style-name="Code_20_block">&lt;property name="weblogic" <text:s text:c="5"/>value="Weblogic"/&gt;</text:p>
      <text:p text:style-name="Code_20_block"><text:soft-page-break/>&lt;property name="geronimo" <text:s text:c="5"/>value="Geronimo"/&gt;</text:p>
      <text:p text:style-name="Standard"/>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3">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H18M12S</meta:editing-duration>
    <meta:editing-cycles>114</meta:editing-cycles>
    <meta:generator>LibreOffice/6.0.3.2$Windows_X86_64 LibreOffice_project/8f48d515416608e3a835360314dac7e47fd0b821</meta:generator>
    <meta:creation-date>2009-11-08T07:02:32.78</meta:creation-date>
    <dc:date>2018-05-01T08:53:27.750000000</dc:date>
    <meta:document-statistic meta:table-count="3" meta:image-count="38" meta:object-count="0" meta:page-count="34" meta:paragraph-count="533" meta:word-count="3538" meta:character-count="25680" meta:non-whitespace-character-count="2164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